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top="0cm" fo:margin-bottom="0.423cm" fo:line-height="100%" fo:text-align="start" style:justify-single-word="false"/>
      <style:text-properties style:use-window-font-color="true" style:font-name="ArialMT" fo:font-size="13pt" fo:font-weight="normal" fo:background-color="transparent" style:font-name-asian="ArialMT" style:font-name-complex="ArialMT"/>
    </style:style>
    <style:style style:name="P3" style:family="paragraph" style:parent-style-name="Standard">
      <style:paragraph-properties fo:margin-top="0cm" fo:margin-bottom="0.42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MT" fo:font-size="13pt" fo:font-weight="normal" fo:background-color="#ffff00" style:font-name-asian="ArialMT" style:font-name-complex="ArialM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MT" fo:font-size="13pt" fo:font-weight="normal" fo:background-color="#ff0000" style:font-name-asian="ArialMT" style:font-name-complex="ArialM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MT" fo:font-size="13pt" fo:font-weight="normal" fo:background-color="#ff00ff" style:font-name-asian="ArialMT" style:font-name-complex="ArialM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MT" fo:font-size="13pt" fo:font-weight="normal" fo:background-color="#6b0094" style:font-name-asian="ArialMT" style:font-name-complex="ArialM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MT" fo:font-size="13pt" fo:font-weight="normal" fo:background-color="#6b2394" style:font-name-asian="ArialMT" style:font-name-complex="ArialMT"/>
    </style:style>
    <style:style style:name="P10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MT" fo:font-size="13pt" fo:font-weight="normal" fo:background-color="#ffff00" style:font-name-asian="ArialMT" style:font-name-complex="ArialMT"/>
    </style:style>
    <style:style style:name="P11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MT" fo:font-size="13pt" fo:font-weight="normal" fo:background-color="#ffff00" style:font-name-asian="ArialMT" style:font-name-complex="ArialMT"/>
    </style:style>
    <style:style style:name="P12" style:family="paragraph" style:parent-style-name="Standard" style:list-style-name="L5">
      <style:paragraph-properties fo:margin-left="-0.635cm" fo:margin-right="0cm" fo:margin-top="0cm" fo:margin-bottom="0.423cm" fo:line-height="100%" fo:text-align="start" style:justify-single-word="false" fo:text-indent="0.635cm" style:auto-text-indent="false"/>
    </style:style>
    <style:style style:name="P13" style:family="paragraph" style:parent-style-name="Standard" style:list-style-name="L4">
      <style:paragraph-properties fo:margin-left="-0.635cm" fo:margin-right="0cm" fo:margin-top="0cm" fo:margin-bottom="0.423cm" fo:line-height="100%" fo:text-align="start" style:justify-single-word="false" fo:text-indent="0.635cm" style:auto-text-indent="false"/>
      <style:text-properties style:use-window-font-color="true" style:font-name="ArialMT" fo:font-size="13pt" fo:font-weight="normal" fo:background-color="transparent" style:font-name-asian="ArialMT" style:font-name-complex="ArialMT"/>
    </style:style>
    <style:style style:name="P14" style:family="paragraph" style:parent-style-name="Standard" style:list-style-name="L5">
      <style:paragraph-properties fo:margin-left="-0.635cm" fo:margin-right="0cm" fo:margin-top="0cm" fo:margin-bottom="0.423cm" fo:line-height="100%" fo:text-align="start" style:justify-single-word="false" fo:text-indent="0.635cm" style:auto-text-indent="false"/>
      <style:text-properties style:use-window-font-color="true" style:font-name="ArialMT" fo:font-size="13pt" fo:font-weight="normal" fo:background-color="transparent" style:font-name-asian="ArialMT" style:font-name-complex="ArialMT"/>
    </style:style>
    <style:style style:name="P15" style:family="paragraph" style:parent-style-name="Standard" style:list-style-name="L6">
      <style:paragraph-properties fo:margin-left="-0.635cm" fo:margin-right="0cm" fo:margin-top="0cm" fo:margin-bottom="0.423cm" fo:line-height="100%" fo:text-align="start" style:justify-single-word="false" fo:text-indent="0.635cm" style:auto-text-indent="false"/>
      <style:text-properties style:use-window-font-color="true" style:font-name="ArialMT" fo:font-size="13pt" fo:font-weight="normal" fo:background-color="transparent" style:font-name-asian="ArialMT" style:font-name-complex="ArialMT"/>
    </style:style>
    <style:style style:name="P16" style:family="paragraph" style:parent-style-name="Standard" style:list-style-name="L2">
      <style:paragraph-properties fo:margin-left="-0.554cm" fo:margin-right="0cm" fo:line-height="100%" fo:text-align="start" style:justify-single-word="false" fo:text-indent="0.654cm" style:auto-text-indent="false"/>
      <style:text-properties style:use-window-font-color="true" style:font-name="ArialMT" fo:font-size="13pt" fo:font-weight="normal" fo:background-color="#ff0000" style:font-name-asian="ArialMT" style:font-name-complex="ArialM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MT" fo:font-size="13pt" fo:font-weight="normal" fo:background-color="transparent" style:font-name-asian="ArialMT" style:font-name-complex="ArialMT"/>
    </style:style>
    <style:style style:name="T3" style:family="text">
      <style:text-properties style:use-window-font-color="true" style:font-name="ArialMT" fo:font-size="13pt" fo:font-weight="normal" fo:background-color="#ff0000" style:font-name-asian="ArialMT" style:font-name-complex="ArialMT"/>
    </style:style>
    <style:style style:name="T4" style:family="text">
      <style:text-properties style:use-window-font-color="true" style:font-name="Times New Roman" fo:font-size="12pt" fo:font-weight="normal" fo:background-color="#ff0000" style:font-name-asian="Times New Roman" style:font-name-complex="Times New Roman"/>
    </style:style>
    <style:style style:name="T5" style:family="text">
      <style:text-properties style:font-name="ArialMT"/>
    </style:style>
    <style:style style:name="T6" style:family="text">
      <style:text-properties fo:font-size="13pt"/>
    </style:style>
    <style:style style:name="T7" style:family="text">
      <style:text-properties fo:font-weight="normal"/>
    </style:style>
    <style:style style:name="T8" style:family="text">
      <style:text-properties fo:background-color="transparent"/>
    </style:style>
    <style:style style:name="T9" style:family="text">
      <style:text-properties style:font-name-asian="ArialMT"/>
    </style:style>
    <style:style style:name="T10" style:family="text">
      <style:text-properties style:font-name-complex="ArialMT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UEQUE:</text:p>
      <text:p text:style-name="P4">1.HOME DEL TRUEQUE</text:p>
      <text:list xml:id="list77674108" text:style-name="L1">
        <text:list-item>
          <text:p text:style-name="P9">MODAL PARA HACER TRUEQUE</text:p>
        </text:list-item>
        <text:list-item>
          <text:p text:style-name="P9">MODAL ENVIO DE TRUEQUE</text:p>
        </text:list-item>
      </text:list>
      <text:p text:style-name="P3"/>
      <text:p text:style-name="P2">PERFIL:</text:p>
      <text:p text:style-name="P4">1. PAGINA PRINCIPAL DE PERFIL</text:p>
      <text:p text:style-name="P1"><text:span text:style-name="T3">2. MIS LIBROS </text:span><text:span text:style-name="T4">(3. MIS LECTORES 4. WISHLIST 5. LIBROS EN ESPERA)</text:span></text:p>
      <text:list xml:id="list389872459" text:style-name="L2">
        <text:list-item>
          <text:p text:style-name="P10">COMENTARIOS</text:p>
        </text:list-item>
        <text:list-item>
          <text:p text:style-name="P16">LOS TRUEQUEADOS</text:p>
        </text:list-item>
      </text:list>
      <text:p text:style-name="P5">8. SUBIR LIBROS</text:p>
      <text:p text:style-name="P5">8. MIS PETICIONES (ESPERO)</text:p>
      <text:p text:style-name="P5"/>
      <text:p text:style-name="P5"/>
      <text:p text:style-name="P8"/>
      <text:p text:style-name="P8"/>
      <text:p text:style-name="P2">VITAMINA L</text:p>
      <text:p text:style-name="P4">1. PÁGINA PRINCIPAL VITAMINA L</text:p>
      <text:p text:style-name="P6">2. VIDEOS</text:p>
      <text:p text:style-name="P6">3. INTERNAVIDEO (CAJA DE VIDEO, RESEÑA VIDEO, COMENTARIOS)</text:p>
      <text:p text:style-name="P6">4. AUDIO</text:p>
      <text:p text:style-name="P6">5. INTERNA AUDIO (CAJA DE AUDIO, RESEÑA AUDIO, COMENTARIOS)</text:p>
      <text:p text:style-name="P8"/>
      <text:p text:style-name="P8"/>
      <text:p text:style-name="P2">BUSCADOR</text:p>
      <text:p text:style-name="P4">1. RESULTADO DE LA BUSQUEDA DE LIBROS</text:p>
      <text:p text:style-name="P4">2. JQUERY PARA BUSCADOR AVANZADO (NOMBRE DEL LIBRO, USUARIO, AÑO, AUTOR, ISBN, GÉNERO, EDITORIAL, PALABRAS CLAVES)</text:p>
      <text:p text:style-name="P7">4. MODAL DE WISHLIST (SU LIBRO SE HA AGREGADO A LA LISTA DE DESEOS)</text:p>
      <text:list xml:id="list1576322498" text:style-name="L3">
        <text:list-item>
          <text:p text:style-name="P11">DETALLE DEL LIBRO</text:p>
        </text:list-item>
      </text:list>
      <text:p text:style-name="P8"/>
      <text:p text:style-name="P7">Error 404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Elementos estándar</text:p>
      <text:p text:style-name="P2">Imágenes</text:p>
      <text:list xml:id="list1302375151" text:style-name="L4">
        <text:list-item>
          <text:p text:style-name="P13">Thumbnail: 100px x 100px</text:p>
        </text:list-item>
        <text:list-item>
          <text:p text:style-name="P13">Imagen resaltada: 200px x 200px</text:p>
        </text:list-item>
      </text:list>
      <text:p text:style-name="P2">Tipografía</text:p>
      <text:list xml:id="list1104659664" text:style-name="L5">
        <text:list-item>
          <text:p text:style-name="P14">Trebuchet MS</text:p>
        </text:list-item>
        <text:list-item>
          <text:p text:style-name="P14">Color: Número 999</text:p>
        </text:list-item>
        <text:list-item>
          <text:p text:style-name="P14">Títulos: <text:tab/>Letra normal:12 px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 text:c="3"/><text:tab/><text:tab/>Destacados (títulos): 15 px</text:p>
                          <text:list>
                            <text:list-item>
                              <text:list>
                                <text:list-header>
                                  <text:p text:style-name="P12"><text:span text:style-name="T2"><text:s text:c="2"/><text:tab/><text:tab/>Resaltados: 30 px</text:span></text:p>
                                  <text:p text:style-name="P12"><text:span text:style-name="T2"/></text:p>
                                </text:list-header>
                                <text:list-item>
                                  <text:p text:style-name="P12"><text:span text:style-name="T2">Enlace: 12 px Azul r49 g120 b244 sin bold Con linea abajo<text:tab/></text:span>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44758927" text:style-name="L6">
        <text:list-item>
          <text:p text:style-name="P15">Modal: Tamaño general ancho: 509 px con un banner superior de 509 px x 149 px</text:p>
        </text:list-item>
        <text:list-item>
          <text:p text:style-name="P15">Tamaño cajones formularios: 550 px x 36 px</text:p>
        </text:list-item>
        <text:list-item>
          <text:p text:style-name="P15">Botones especiales: Trueque y Wishlist (deseo) 118 x 34 px</text:p>
        </text:list-item>
        <text:list-item>
          <text:p text:style-name="P15">caja de buscador 643 x 150 p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2" meta:paragraph-count="38" meta:word-count="208" meta:character-count="1145"/>
    <dc:date>2010-10-20T07:08:31</dc:date>
    <meta:editing-duration>PT00H31M42S</meta:editing-duration>
    <meta:editing-cycles>1</meta:editing-cycles>
    <meta:generator>OpenOffice.org/3.2$Unix OpenOffice.org_project/320m18$Build-9502</meta:generator>
  </office:meta>
</office:document-meta>
</file>